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pr1" style:family="presentation" style:parent-style-name="Title1-notes">
      <style:graphic-properties draw:stroke="none" draw:fill="none" draw:fill-color="#ffffff" fo:min-height="11.423cm"/>
    </style:style>
    <style:style style:name="P1" style:family="paragraph">
      <style:paragraph-properties fo:margin-left="0cm" fo:margin-right="0cm" fo:text-indent="0cm" style:punctuation-wrap="hanging" style:line-break="strict"/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.251cm" fo:margin-bottom="0.101cm" fo:line-height="125%" fo:text-align="start" fo:text-indent="0cm" style:punctuation-wrap="hanging" style:line-break="strict"/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.251cm" fo:margin-bottom="0.101cm" fo:line-height="125%" fo:text-align="start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size="12pt"/>
    </style:style>
    <style:style style:name="P7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8" style:family="paragraph">
      <style:paragraph-properties fo:line-height="125%" fo:text-align="start"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font-size="40pt" fo:language="pl" fo:country="PL" fo:font-weight="bold" style:font-size-asian="40pt" style:font-weight-asian="bold" style:font-size-complex="40pt" style:font-weight-complex="bold"/>
    </style:style>
    <style:style style:name="T2" style:family="text">
      <style:text-properties fo:font-size="36pt" fo:language="pl" fo:country="PL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draw:custom-shape draw:style-name="gr1" draw:text-style-name="P2" draw:layer="layout" svg:width="21.621cm" svg:height="1.61cm" svg:x="2.54cm" svg:y="2.813cm">
          <text:list text:style-name="L1">
            <text:list-header>
              <text:p text:style-name="P1"><text:span text:style-name="T1">Ma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9.558cm" svg:height="9.401cm" svg:x="2.54cm" svg:y="5.331cm">
          <text:list text:style-name="L1">
            <text:list-header>
              <text:p text:style-name="P3"><text:span text:style-name="T2">Who is the greatest teacher you know and why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draw:custom-shape draw:style-name="gr4" draw:text-style-name="P7" draw:layer="layout" svg:width="21.621cm" svg:height="1.61cm" svg:x="2.54cm" svg:y="2.813cm">
          <text:list text:style-name="L1">
            <text:list-header>
              <text:p text:style-name="P1"><text:span text:style-name="T1">Media vari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9.558cm" svg:height="9.401cm" svg:x="2.54cm" svg:y="5.331cm">
          <text:list text:style-name="L1">
            <text:list-header>
              <text:p text:style-name="P3"><text:span text:style-name="T2">What media other than PowerPoint can you us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Title1" presentation:use-date-time-name="dtd1">
        <draw:custom-shape draw:style-name="gr4" draw:text-style-name="P7" draw:layer="layout" svg:width="21.621cm" svg:height="1.61cm" svg:x="2.54cm" svg:y="2.813cm">
          <text:list text:style-name="L1">
            <text:list-header>
              <text:p text:style-name="P1"><text:span text:style-name="T1">Warm-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9.558cm" svg:height="9.401cm" svg:x="2.54cm" svg:y="5.331cm">
          <text:list text:style-name="L1">
            <text:list-header>
              <text:p text:style-name="P3"><text:span text:style-name="T2">How would you start your lesso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Title1" presentation:use-date-time-name="dtd1">
        <draw:custom-shape draw:style-name="gr4" draw:text-style-name="P7" draw:layer="layout" svg:width="21.621cm" svg:height="1.61cm" svg:x="2.54cm" svg:y="2.813cm">
          <text:list text:style-name="L1">
            <text:list-header>
              <text:p text:style-name="P1"><text:span text:style-name="T1">Wrap-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9.558cm" svg:height="9.401cm" svg:x="2.54cm" svg:y="5.331cm">
          <text:list text:style-name="L1">
            <text:list-header>
              <text:p text:style-name="P3"><text:span text:style-name="T2">How would you finish your lesso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Title1" presentation:use-date-time-name="dtd1">
        <draw:custom-shape draw:style-name="gr4" draw:text-style-name="P7" draw:layer="layout" svg:width="21.621cm" svg:height="1.61cm" svg:x="2.54cm" svg:y="2.813cm">
          <text:list text:style-name="L1">
            <text:list-header>
              <text:p text:style-name="P1"><text:span text:style-name="T1">Visua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9.558cm" svg:height="9.401cm" svg:x="2.54cm" svg:y="5.331cm">
          <text:list text:style-name="L1">
            <text:list-header>
              <text:p text:style-name="P3"><text:span text:style-name="T2">What makes a good visual aid or diagram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Title1" presentation:use-date-time-name="dtd1">
        <draw:custom-shape draw:style-name="gr4" draw:text-style-name="P7" draw:layer="layout" svg:width="21.621cm" svg:height="1.61cm" svg:x="2.54cm" svg:y="2.813cm">
          <text:list text:style-name="L1">
            <text:list-header>
              <text:p text:style-name="P1"><text:span text:style-name="T1">Concept 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9.558cm" svg:height="9.401cm" svg:x="2.54cm" svg:y="5.331cm">
          <text:list text:style-name="L1">
            <text:list-header>
              <text:p text:style-name="P3"><text:span text:style-name="T2">What can you use a concept map for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Title1" presentation:use-date-time-name="dtd1">
        <draw:custom-shape draw:style-name="gr6" draw:text-style-name="P2" draw:layer="layout" svg:width="21.621cm" svg:height="1.61cm" svg:x="2.54cm" svg:y="2.813cm">
          <text:list text:style-name="L1">
            <text:list-header>
              <text:p text:style-name="P1"><text:span text:style-name="T1">Lect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19.558cm" svg:height="9.401cm" svg:x="2.54cm" svg:y="5.331cm">
          <text:list text:style-name="L1">
            <text:list-header>
              <text:p text:style-name="P3"><text:span text:style-name="T2">What can you do to spice up a lecture for 50 peopl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Title1" presentation:use-date-time-name="dtd1">
        <draw:custom-shape draw:style-name="gr4" draw:text-style-name="P7" draw:layer="layout" svg:width="21.621cm" svg:height="1.61cm" svg:x="2.54cm" svg:y="2.813cm">
          <text:list text:style-name="L1">
            <text:list-header>
              <text:p text:style-name="P1"><text:span text:style-name="T1">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9.558cm" svg:height="9.401cm" svg:x="2.54cm" svg:y="5.331cm">
          <text:list text:style-name="L1">
            <text:list-header>
              <text:p text:style-name="P3"><text:span text:style-name="T2">How can you make sure your students will remember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Title1" presentation:use-date-time-name="dtd1">
        <draw:custom-shape draw:style-name="gr8" draw:text-style-name="P2" draw:layer="layout" svg:width="21.621cm" svg:height="1.61cm" svg:x="2.54cm" svg:y="2.813cm">
          <text:list text:style-name="L1">
            <text:list-header>
              <text:p text:style-name="P1"><text:span text:style-name="T1">St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19.558cm" svg:height="9.401cm" svg:x="2.54cm" svg:y="5.331cm">
          <text:list text:style-name="L1">
            <text:list-header>
              <text:p text:style-name="P3"><text:span text:style-name="T2">Tell us an anecdote from your own teaching experienc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language="pl" fo:country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38cm" svg:height="3.985cm" svg:x="1.27cm" svg:y="0.352cm" presentation:class="title" presentation:placeholder="true">
        <draw:text-box/>
      </draw:frame>
      <draw:frame presentation:style-name="Default-outline1" draw:layer="backgroundobjects" svg:width="22.838cm" svg:height="12.551cm" svg:x="1.27cm" svg:y="4.445cm" presentation:class="outline" presentation:placeholder="true">
        <draw:text-box/>
      </draw:frame>
      <draw:frame presentation:style-name="Mpr1" draw:layer="backgroundobjects" svg:width="5.905cm" svg:height="1.033cm" svg:x="1.269cm" svg:y="17.63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279cm" svg:x="8.678cm" svg:y="17.524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05cm" svg:height="1.033cm" svg:x="18.202cm" svg:y="17.63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55cm" svg:height="34.684cm" svg:x="-32.774cm" svg:y="-32.77cm" presentation:class="page"/>
        <draw:frame presentation:style-name="Default-notes" draw:layer="backgroundobjects" svg:width="15.218cm" svg:height="11.40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2.838cm" svg:height="3.985cm" svg:x="1.27cm" svg:y="0.352cm" presentation:class="title" presentation:placeholder="true">
        <draw:text-box/>
      </draw:frame>
      <draw:frame presentation:style-name="Title1-outline1" draw:layer="backgroundobjects" svg:width="22.838cm" svg:height="12.551cm" svg:x="1.27cm" svg:y="4.445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755cm" svg:height="34.684cm" svg:x="-32.774cm" svg:y="-32.77cm" presentation:class="page"/>
        <draw:frame presentation:style-name="Title1-notes" draw:layer="backgroundobjects" svg:width="15.218cm" svg:height="11.40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 Kristian Rother</meta:initial-creator>
    <meta:creation-date>2011-02-07T11:15:55</meta:creation-date>
    <dc:creator>Academis </dc:creator>
    <dc:date>2014-10-26T23:03:04</dc:date>
    <meta:editing-cycles>22</meta:editing-cycles>
    <meta:editing-duration>P1DT2H55M37S</meta:editing-duration>
    <meta:generator>LibreOffice/3.5$Linux_X86_64 LibreOffice_project/350m1$Build-2</meta:generator>
    <meta:document-statistic meta:object-count="67"/>
  </office:meta>
</office:document-meta>
</file>